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201000000E1000000E17919567177295E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svg:stroke-opacity="0%" draw:fill-color="#808080" draw:textarea-horizontal-align="justify" draw:textarea-vertical-align="middle" draw:auto-grow-height="false" fo:min-height="0.004cm" fo:min-width="1.53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684cm" fo:min-width="5.367cm"/>
    </style:style>
    <style:style style:name="gr3" style:family="graphic" style:parent-style-name="standard">
      <style:graphic-properties svg:stroke-color="#000000" svg:stroke-opacity="0%" draw:fill-color="#3333ff" draw:opacity="24%" draw:textarea-horizontal-align="justify" draw:textarea-vertical-align="middle" draw:auto-grow-height="false" fo:min-height="4.551cm" fo:min-width="5.367cm"/>
    </style:style>
    <style:style style:name="gr4" style:family="graphic" style:parent-style-name="standard">
      <style:graphic-properties svg:stroke-opacity="0%" draw:fill-color="#ffffff" draw:textarea-horizontal-align="justify" draw:textarea-vertical-align="middle" draw:auto-grow-height="false" fo:min-height="1.35cm" fo:min-width="12.302cm"/>
    </style:style>
    <style:style style:name="gr5" style:family="graphic" style:parent-style-name="standard">
      <style:graphic-properties svg:stroke-color="#808080" svg:stroke-opacity="0%" draw:fill-color="#808080" draw:textarea-horizontal-align="justify" draw:textarea-vertical-align="middle" draw:auto-grow-height="false" fo:min-height="0.004cm" fo:min-width="0.135cm"/>
    </style:style>
    <style:style style:name="gr6" style:family="graphic" style:parent-style-name="standard">
      <style:graphic-properties svg:stroke-opacity="0%" draw:fill-color="#0000cc" draw:opacity="100%" draw:opacity-name="Transparency_20_1" draw:textarea-horizontal-align="justify" draw:textarea-vertical-align="middle" draw:auto-grow-height="false" fo:min-height="0.512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907cm"/>
    </style:style>
    <style:style style:name="gr8" style:family="graphic" style:parent-style-name="standard">
      <style:graphic-properties svg:stroke-color="#1c1c1c" draw:fill-color="#009933" draw:textarea-horizontal-align="justify" draw:textarea-vertical-align="middle" draw:auto-grow-height="false" fo:min-height="0.131cm" fo:min-width="0cm"/>
    </style:style>
    <style:style style:name="gr9" style:family="graphic" style:parent-style-name="standard">
      <style:graphic-properties svg:stroke-width="0.159cm" svg:stroke-color="#111111" draw:marker-start-width="0.438cm" draw:marker-end-width="0.438cm" draw:fill-color="#ffffff" draw:textarea-horizontal-align="justify" draw:textarea-vertical-align="middle" draw:auto-grow-height="false" fo:min-height="0.28cm" fo:min-width="2.951cm" fo:padding-top="0.204cm" fo:padding-bottom="0.204cm" fo:padding-left="0.329cm" fo:padding-right="0.329cm"/>
    </style:style>
    <style:style style:name="gr10" style:family="graphic" style:parent-style-name="standard">
      <style:graphic-properties svg:stroke-width="0.081cm" svg:stroke-color="#996600" draw:marker-start-width="0.321cm" draw:marker-end-width="0.321cm" draw:fill-color="#b2b2b2" draw:textarea-horizontal-align="justify" draw:textarea-vertical-align="middle" draw:auto-grow-height="false" fo:min-height="0.047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4.955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145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7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4.193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67cm" fo:min-width="3.865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0.004cm" fo:min-width="1.278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2.897cm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111111" svg:stroke-opacity="0%" draw:fill-color="#111111" draw:opacity="100%" draw:opacity-name="Transparency_20_2" draw:textarea-horizontal-align="justify" draw:textarea-vertical-align="middle" draw:auto-grow-height="false" fo:min-height="0.131cm" fo:min-width="10.549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ff" draw:opacity="24%"/>
      <style:paragraph-properties fo:text-align="center"/>
    </style:style>
    <style:style style:name="P4" style:family="paragraph">
      <loext:graphic-properties draw:fill-color="#0000cc" draw:opacity="100%" draw:opacity-name="Transparency_20_1"/>
      <style:paragraph-properties fo:text-align="center"/>
    </style:style>
    <style:style style:name="P5" style:family="paragraph">
      <loext:graphic-properties draw:fill="none" draw:fill-color="#ffffff"/>
      <style:text-properties style:font-name="Courier1"/>
    </style:style>
    <style:style style:name="P6" style:family="paragraph">
      <loext:graphic-properties draw:fill-color="#009933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Courier1"/>
    </style:style>
    <style:style style:name="P11" style:family="paragraph">
      <loext:graphic-properties draw:fill-color="#ffffff"/>
      <style:paragraph-properties fo:text-align="center"/>
      <style:text-properties style:font-name="Courier1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style:font-name="Courier1"/>
    </style:style>
    <style:style style:name="P14" style:family="paragraph">
      <loext:graphic-properties draw:fill-color="#111111" draw:opacity="100%" draw:opacity-name="Transparency_20_2"/>
      <style:paragraph-properties fo:text-align="center"/>
    </style:style>
    <style:style style:name="T1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254cm" svg:x="12.965cm" svg:y="7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67cm" svg:height="6.934cm" svg:x="7.134cm" svg:y="5.3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67cm" svg:height="4.801cm" svg:x="7.134cm" svg:y="7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02cm" svg:height="1.6cm" svg:x="4.88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2.032cm" svg:height="0.254cm" svg:x="6.005cm" svg:y="4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35cm" svg:height="0.254cm" draw:transform="rotate (1.5707963267949) translate (7.783cm 5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08cm" svg:height="0.762cm" svg:x="7.656cm" svg:y="5.064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5" draw:layer="layout" svg:width="2.407cm" svg:height="1.699cm" svg:x="6.086cm" svg:y="2.524cm">
          <draw:text-box>
            <text:p><text:span text:style-name="T1">water</text:span></text:p>
            <text:p><text:span text:style-name="T1"><text:s text:c="2"/></text:span><text:span text:style-name="T1">L/s</text:span></text:p>
          </draw:text-box>
        </draw:frame>
        <draw:custom-shape draw:style-name="gr8" draw:text-style-name="P6" draw:layer="layout" svg:width="0.381cm" svg:height="0.381cm" draw:transform="rotate (1.10706234454) translate (11.209cm 6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3.683cm" svg:height="0.762cm" svg:x="11.72cm" svg:y="4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7" draw:layer="layout" svg:width="0.533cm" svg:height="0.533cm" svg:x="11.974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4.641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2.891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3.807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6" draw:layer="layout" svg:width="0.381cm" svg:height="0.381cm" draw:transform="rotate (-0.233699586842041) translate (10.921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-1.08960905202006) translate (11.044cm 6.5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10.993cm 5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1.8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2.5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3.2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4.0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4.7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455cm" svg:height="1.699cm" svg:x="12.431cm" svg:y="2.525cm">
          <draw:text-box>
            <text:p><text:span text:style-name="T1">salt granules</text:span></text:p>
            <text:p><text:span text:style-name="T1"><text:s text:c="2"/></text:span><text:span text:style-name="T1">g/s</text:span></text:p>
          </draw:text-box>
        </draw:frame>
        <draw:frame draw:style-name="gr12" draw:text-style-name="P8" draw:layer="layout" svg:width="0.677cm" svg:height="0.703cm" svg:x="12.652cm" svg:y="3.4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8" draw:layer="layout" svg:width="0.55cm" svg:height="0.703cm" svg:x="6.421cm" svg:y="3.34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8" draw:layer="layout" svg:width="0.55cm" svg:height="0.703cm" svg:x="15.854cm" svg:y="7.91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5" draw:layer="layout" svg:width="1.645cm" svg:height="1.699cm" svg:x="16.5cm" svg:y="7.737cm">
          <draw:text-box>
            <text:p><text:span text:style-name="T1">L/s</text:span></text:p>
            <text:p><text:span text:style-name="T1">g/L</text:span></text:p>
          </draw:text-box>
        </draw:frame>
        <draw:frame draw:style-name="gr12" draw:text-style-name="P8" draw:layer="layout" svg:width="0.52cm" svg:height="0.703cm" svg:x="15.912cm" svg:y="8.6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8" draw:layer="layout" svg:width="1.307cm" svg:height="0.703cm" svg:x="8.984cm" svg:y="9.6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1" draw:layer="layout" svg:width="2.032cm" svg:height="0.254cm" svg:x="2.905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2" draw:layer="layout" svg:width="0.889cm" svg:height="1.143cm" draw:transform="rotate (1.5709708597201) translate (4.869cm 4.937cm)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circle draw:style-name="gr15" draw:text-style-name="P2" draw:layer="layout" svg:width="1.27cm" svg:height="1.27cm" draw:transform="rotate (0.000174532925199433) translate (4.805cm 3.056cm)" draw:kind="cut" draw:start-angle="0" draw:end-angle="180">
            <text:p/>
          </draw:circle>
          <draw:line draw:style-name="gr16" draw:text-style-name="P9" draw:layer="layout" svg:x1="5.443cm" svg:y1="4.432cm" svg:x2="5.443cm" svg:y2="3.67cm">
            <text:p/>
          </draw:line>
        </draw:g>
        <draw:custom-shape draw:style-name="gr6" draw:text-style-name="P4" draw:layer="layout" svg:width="0.508cm" svg:height="0.762cm" draw:transform="rotate (1.5707963267949) translate (14.989cm 7.65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5" draw:layer="layout" svg:width="4.693cm" svg:height="1.699cm" svg:x="15.732cm" svg:y="6.848cm">
          <draw:text-box>
            <text:p><text:span text:style-name="T1">salty water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.032cm" svg:height="0.254cm" svg:x="12.965cm" svg:y="7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67cm" svg:height="6.934cm" svg:x="7.134cm" svg:y="5.3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67cm" svg:height="4.801cm" svg:x="7.134cm" svg:y="7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02cm" svg:height="1.6cm" svg:x="4.88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2.032cm" svg:height="0.254cm" svg:x="6.005cm" svg:y="4.4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35cm" svg:height="0.254cm" draw:transform="rotate (1.5707963267949) translate (7.783cm 5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4" draw:layer="layout" svg:width="0.508cm" svg:height="0.762cm" svg:x="7.656cm" svg:y="5.064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5" draw:layer="layout" svg:width="2.407cm" svg:height="1.699cm" svg:x="6.086cm" svg:y="2.524cm">
          <draw:text-box>
            <text:p><text:span text:style-name="T1">w</text:span><text:span text:style-name="T1">a</text:span><text:span text:style-name="T1">t</text:span><text:span text:style-name="T1">e</text:span><text:span text:style-name="T1">r</text:span></text:p>
            <text:p><text:span text:style-name="T1"><text:s/></text:span><text:span text:style-name="T1"><text:s/></text:span><text:span text:style-name="T1">L</text:span><text:span text:style-name="T1">/</text:span><text:span text:style-name="T1">s</text:span></text:p>
          </draw:text-box>
        </draw:frame>
        <draw:custom-shape draw:style-name="gr8" draw:text-style-name="P6" draw:layer="layout" svg:width="0.381cm" svg:height="0.381cm" draw:transform="rotate (1.10706234454) translate (11.209cm 6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3.683cm" svg:height="0.762cm" svg:x="11.72cm" svg:y="4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7" draw:layer="layout" svg:width="0.533cm" svg:height="0.533cm" svg:x="11.974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4.641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2.891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3.807cm" svg:y="4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6" draw:layer="layout" svg:width="0.381cm" svg:height="0.381cm" draw:transform="rotate (-0.233699586842041) translate (10.921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-1.08960905202006) translate (11.044cm 6.5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10.993cm 5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1.8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2.5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3.2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4.0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4.771cm 4.2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455cm" svg:height="1.699cm" svg:x="12.431cm" svg:y="2.525cm">
          <draw:text-box>
            <text:p><text:span text:style-name="T1">salt granules</text:span></text:p>
            <text:p><text:span text:style-name="T1"><text:s text:c="2"/></text:span><text:span text:style-name="T1">g/s</text:span></text:p>
          </draw:text-box>
        </draw:frame>
        <draw:frame draw:style-name="gr12" draw:text-style-name="P8" draw:layer="layout" svg:width="0.677cm" svg:height="0.703cm" svg:x="12.652cm" svg:y="3.41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8" draw:layer="layout" svg:width="0.55cm" svg:height="0.703cm" svg:x="6.421cm" svg:y="3.34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8" draw:layer="layout" svg:width="0.55cm" svg:height="0.703cm" svg:x="15.854cm" svg:y="7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5" draw:layer="layout" svg:width="1.645cm" svg:height="1.699cm" svg:x="16.5cm" svg:y="7.737cm">
          <draw:text-box>
            <text:p><text:span text:style-name="T1">L/s</text:span></text:p>
            <text:p><text:span text:style-name="T1">g/L</text:span></text:p>
          </draw:text-box>
        </draw:frame>
        <draw:frame draw:style-name="gr12" draw:text-style-name="P8" draw:layer="layout" svg:width="0.52cm" svg:height="0.703cm" svg:x="15.912cm" svg:y="8.60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8" draw:layer="layout" svg:width="1.307cm" svg:height="0.703cm" svg:x="8.984cm" svg:y="9.63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1" draw:layer="layout" svg:width="2.032cm" svg:height="0.254cm" svg:x="2.905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2" draw:layer="layout" svg:width="0.889cm" svg:height="1.143cm" draw:transform="rotate (1.5709708597201) translate (4.869cm 4.937cm)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circle draw:style-name="gr15" draw:text-style-name="P2" draw:layer="layout" svg:width="1.27cm" svg:height="1.27cm" draw:transform="rotate (0.000174532925199433) translate (4.805cm 3.056cm)" draw:kind="cut" draw:start-angle="0" draw:end-angle="180">
            <text:p/>
          </draw:circle>
          <draw:line draw:style-name="gr16" draw:text-style-name="P9" draw:layer="layout" svg:x1="5.443cm" svg:y1="4.432cm" svg:x2="5.443cm" svg:y2="3.67cm">
            <text:p/>
          </draw:line>
        </draw:g>
        <draw:custom-shape draw:style-name="gr6" draw:text-style-name="P4" draw:layer="layout" svg:width="0.508cm" svg:height="0.762cm" draw:transform="rotate (1.5707963267949) translate (14.989cm 7.65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5" draw:layer="layout" svg:width="4.693cm" svg:height="1.699cm" svg:x="15.732cm" svg:y="6.848cm">
          <draw:text-box>
            <text:p><text:span text:style-name="T1">salty water</text:span></text:p>
          </draw:text-box>
        </draw:frame>
        <draw:custom-shape draw:style-name="gr18" draw:text-style-name="P11" draw:layer="layout" svg:width="4.445cm" svg:height="1.397cm" svg:x="1.889cm" svg:y="7.985cm">
          <text:p text:style-name="P10"><text:span text:style-name="T1">control</text:span><text:span text:style-name="T1">ler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7" draw:layer="layout" svg:width="1.778cm" svg:height="0.254cm" svg:x="5.825cm" svg:y="11.6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2" draw:layer="layout" svg:width="0.254cm" svg:height="0.254cm" draw:transform="rotate (1.5707963267949) translate (7.604cm 11.92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1" draw:text-style-name="P5" draw:layer="layout" svg:width="5.588cm" svg:height="3.147cm" svg:x="5.064cm" svg:y="11.95cm">
          <draw:text-box>
            <text:p text:style-name="P13"><text:span text:style-name="T1">s</text:span><text:span text:style-name="T1">a</text:span><text:span text:style-name="T1">l</text:span><text:span text:style-name="T1">t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</text:span><text:span text:style-name="T1">r</text:span></text:p>
          </draw:text-box>
        </draw:frame>
        <draw:line draw:style-name="gr22" draw:text-style-name="P9" draw:layer="layout" svg:x1="5.826cm" svg:y1="11.795cm" svg:x2="3.794cm" svg:y2="11.795cm">
          <text:p/>
        </draw:line>
        <draw:line draw:style-name="gr23" draw:text-style-name="P9" draw:layer="layout" svg:x1="3.794cm" svg:y1="11.795cm" svg:x2="3.794cm" svg:y2="9.382cm">
          <text:p/>
        </draw:line>
        <draw:line draw:style-name="gr23" draw:text-style-name="P9" draw:layer="layout" svg:x1="5.445cm" svg:y1="7.985cm" svg:x2="5.445cm" svg:y2="4.556cm">
          <text:p/>
        </draw:line>
      </draw:page>
      <draw:page draw:name="page3" draw:style-name="dp1" draw:master-page-name="Default">
        <draw:custom-shape draw:style-name="gr1" draw:text-style-name="P1" draw:layer="layout" svg:width="2.032cm" svg:height="0.254cm" svg:x="12.457cm" svg:y="1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67cm" svg:height="6.934cm" svg:x="6.626cm" svg:y="17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67cm" svg:height="4.801cm" svg:x="6.626cm" svg:y="19.9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02cm" svg:height="1.6cm" svg:x="4.379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762cm" svg:x="7.148cm" svg:y="17.5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5" draw:layer="layout" svg:width="2.407cm" svg:height="1.699cm" svg:x="5.578cm" svg:y="14.97cm">
          <draw:text-box>
            <text:p><text:span text:style-name="T1">water</text:span></text:p>
            <text:p><text:span text:style-name="T1"><text:s text:c="2"/></text:span><text:span text:style-name="T1">L/s</text:span></text:p>
          </draw:text-box>
        </draw:frame>
        <draw:custom-shape draw:style-name="gr8" draw:text-style-name="P6" draw:layer="layout" svg:width="0.381cm" svg:height="0.381cm" draw:transform="rotate (1.10706234454) translate (10.701cm 18.8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2" draw:layer="layout" svg:width="3.683cm" svg:height="0.762cm" svg:x="11.212cm" svg:y="17.1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7" draw:layer="layout" svg:width="0.533cm" svg:height="0.533cm" svg:x="11.466cm" svg:y="17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4.133cm" svg:y="17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2.383cm" svg:y="17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0.533cm" svg:height="0.533cm" svg:x="13.299cm" svg:y="17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6" draw:layer="layout" svg:width="0.381cm" svg:height="0.381cm" draw:transform="rotate (-0.233699586842041) translate (10.413cm 18.1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-1.08960905202006) translate (10.536cm 19.0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10.485cm 17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1.363cm 16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2.063cm 16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2.763cm 16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3.563cm 16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000174532925199433) translate (14.263cm 16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455cm" svg:height="1.699cm" svg:x="11.923cm" svg:y="14.971cm">
          <draw:text-box>
            <text:p><text:span text:style-name="T1">salt granules</text:span></text:p>
            <text:p><text:span text:style-name="T1"><text:s text:c="2"/></text:span><text:span text:style-name="T1">g/s</text:span></text:p>
          </draw:text-box>
        </draw:frame>
        <draw:frame draw:style-name="gr12" draw:text-style-name="P8" draw:layer="layout" svg:width="0.677cm" svg:height="0.703cm" svg:x="12.144cm" svg:y="15.8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8" draw:layer="layout" svg:width="0.55cm" svg:height="0.703cm" svg:x="5.913cm" svg:y="15.79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8" draw:layer="layout" svg:width="0.55cm" svg:height="0.703cm" svg:x="15.346cm" svg:y="20.3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5" draw:layer="layout" svg:width="1.645cm" svg:height="1.699cm" svg:x="15.992cm" svg:y="20.183cm">
          <draw:text-box>
            <text:p><text:span text:style-name="T1">L/s</text:span></text:p>
            <text:p><text:span text:style-name="T1">g/L</text:span></text:p>
          </draw:text-box>
        </draw:frame>
        <draw:frame draw:style-name="gr12" draw:text-style-name="P8" draw:layer="layout" svg:width="0.52cm" svg:height="0.703cm" svg:x="15.404cm" svg:y="21.05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8" draw:layer="layout" svg:width="1.307cm" svg:height="0.703cm" svg:x="8.476cm" svg:y="22.08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layer="layout" svg:width="2.032cm" svg:height="0.254cm" svg:x="2.397cm" svg:y="1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508cm" svg:height="0.762cm" draw:transform="rotate (1.5707963267949) translate (14.481cm 20.103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5" draw:layer="layout" svg:width="4.693cm" svg:height="1.699cm" svg:x="15.224cm" svg:y="19.294cm">
          <draw:text-box>
            <text:p><text:span text:style-name="T1">salty water</text:span></text:p>
          </draw:text-box>
        </draw:frame>
        <draw:frame draw:style-name="gr24" draw:text-style-name="P8" draw:layer="layout" svg:width="3.516cm" svg:height="3.516cm" svg:x="9.422cm" svg:y="10.779cm">
          <draw:image xlink:href="Pictures/10000201000000E1000000E17919567177295E0F.png" xlink:type="simple" xlink:show="embed" xlink:actuate="onLoad">
            <text:p/>
          </draw:image>
        </draw:frame>
        <draw:custom-shape draw:style-name="gr8" draw:text-style-name="P6" draw:layer="layout" svg:width="0.381cm" svg:height="0.381cm" draw:transform="rotate (0.730071226109228) translate (10.384cm 12.2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11.049cm" svg:height="0.381cm" svg:x="9.89cm" svg:y="13.9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9.383cm 12.7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9.183cm 15.2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8.983cm 14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8.883cm 16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9.183cm 17.2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8.783cm 18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81cm" svg:height="0.381cm" draw:transform="rotate (0.730071226109228) translate (8.983cm 19.2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2.032cm" svg:height="0.254cm" svg:x="5.497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635cm" svg:height="0.254cm" draw:transform="rotate (1.5707963267949) translate (7.275cm 17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2" draw:layer="layout" svg:width="0.889cm" svg:height="1.143cm" draw:transform="rotate (1.5709708597201) translate (4.361cm 17.383cm)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circle draw:style-name="gr15" draw:text-style-name="P2" draw:layer="layout" svg:width="1.27cm" svg:height="1.27cm" draw:transform="rotate (0.000174532925199433) translate (4.297cm 15.502cm)" draw:kind="cut" draw:start-angle="0" draw:end-angle="180">
            <text:p/>
          </draw:circle>
          <draw:line draw:style-name="gr16" draw:text-style-name="P9" draw:layer="layout" svg:x1="4.935cm" svg:y1="16.878cm" svg:x2="4.935cm" svg:y2="16.1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20:15.412793676</meta:creation-date>
    <dc:date>2018-04-01T15:33:15.612344545</dc:date>
    <meta:editing-duration>PT30M51S</meta:editing-duration>
    <meta:editing-cycles>5</meta:editing-cycles>
    <meta:generator>LibreOffice/5.1.6.2$Linux_X86_64 LibreOffice_project/10m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10/content.xml><?xml version="1.0" encoding="utf-8"?>
<math xmlns="http://www.w3.org/1998/Math/MathML" display="block">
  <semantics>
    <mrow>
      <mi>V</mi>
      <mi>,</mi>
      <mi>c</mi>
    </mrow>
    <annotation encoding="StarMath 5.0">V,c</annotation>
  </semantics>
</math>
</file>

<file path=Object 1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12/content.xml><?xml version="1.0" encoding="utf-8"?>
<math xmlns="http://www.w3.org/1998/Math/MathML" display="block">
  <semantics>
    <mi>q</mi>
    <annotation encoding="StarMath 5.0">q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row>
      <mi>V</mi>
      <mi>,</mi>
      <mi>c</mi>
    </mrow>
    <annotation encoding="StarMath 5.0">V,c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3/content.xml><?xml version="1.0" encoding="utf-8"?>
<math xmlns="http://www.w3.org/1998/Math/MathML" display="block">
  <semantics>
    <mi>q</mi>
    <annotation encoding="StarMath 5.0">q</annotation>
  </semantics>
</math>
</file>

<file path=Object 4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i>q</mi>
    <annotation encoding="StarMath 5.0">q</annotation>
  </semantics>
</math>
</file>

<file path=Object 7/content.xml><?xml version="1.0" encoding="utf-8"?>
<math xmlns="http://www.w3.org/1998/Math/MathML" display="block">
  <semantics>
    <mi>c</mi>
    <annotation encoding="StarMath 5.0">c</annotation>
  </semantics>
</math>
</file>

<file path=Object 8/content.xml><?xml version="1.0" encoding="utf-8"?>
<math xmlns="http://www.w3.org/1998/Math/MathML" display="block">
  <semantics>
    <mrow>
      <mi>V</mi>
      <mi>,</mi>
      <mi>c</mi>
    </mrow>
    <annotation encoding="StarMath 5.0">V,c</annotation>
  </semantics>
</math>
</file>

<file path=Object 9/content.xml><?xml version="1.0" encoding="utf-8"?>
<math xmlns="http://www.w3.org/1998/Math/MathML" display="block">
  <semantics>
    <mi>c</mi>
    <annotation encoding="StarMath 5.0">c</annotation>
  </semantics>
</math>
</file>